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none" style:font-style-asian="italic"/>
    </style:style>
    <style:style style:name="T5" style:family="text">
      <style:text-properties style:text-underline-style="none"/>
    </style:style>
    <style:style style:name="T6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span text:style-name="T1"><text:tab/>MAC0439 - <text:s/>Laboratório de Bancos de Dados</text:span></text:p>
      <text:p text:style-name="P1"/>
      <text:p text:style-name="P1"><text:span text:style-name="T1"><text:tab/><text:tab/><text:tab/><text:tab/>Projeto Conceitual de Banco de Dados</text:span></text:p>
      <text:p text:style-name="P1"><text:span text:style-name="T1"><text:tab/><text:tab/><text:tab/><text:tab/><text:tab/>(Projeto - Fase 1)</text:span></text:p>
      <text:p text:style-name="P1"/>
      <text:p text:style-name="P1"><text:span text:style-name="T2">Integrantes</text:span></text:p>
      <text:p text:style-name="P1"/>
      <text:p text:style-name="P1">Fábio Eduardo Kaspar<text:tab/><text:tab/><text:tab/><text:tab/></text:p>
      <text:p text:style-name="P1">NUSP: 7991166</text:p>
      <text:p text:style-name="P1"/>
      <text:p text:style-name="P1"><text:span text:style-name="T1">Nome do sistema</text:span>: </text:p>
      <text:list xml:id="list3479668905230727756" text:style-name="WWNum1">
        <text:list-item>
          <text:p text:style-name="P5"><text:span text:style-name="T3">SingleHealth</text:span></text:p>
        </text:list-item>
      </text:list>
      <text:p text:style-name="P1"/>
      <text:p text:style-name="P1"><text:span text:style-name="T1">Descrição breve</text:span></text:p>
      <text:p text:style-name="P1"/>
      <text:p text:style-name="P1">O <text:span text:style-name="T3">SingleHealth</text:span> deve unificar o sistema de saúde brasileiro (hospitais particulares e públicos, clínicas médicas, PS, UBS, AMA...) com intuito de armazenar dados de </text:p>
      <text:p text:style-name="P1">consultas/exames médicos e laboratoriais dos pacientes. </text:p>
      <text:p text:style-name="P1">Assim, todos os dados hospitalares de todos os pacientes das unidades cadastradas estarão acessíveis para os profissionais de saúde, e com isso, agilizar todo processo de atendimento. </text:p>
      <text:p text:style-name="P1">Dados de interesse público acerca das unidades de saúde cadastradas no BD e dados de medicamentos disponíveis nas farmácias hospitalares (que são destinados aos pacientes e às enfermarias) e dados de estoque de remédios de enfermarias também contam como objetivos do <text:span text:style-name="T3">SingleHealth</text:span>.</text:p>
      <text:p text:style-name="P1"/>
      <text:p text:style-name="P2"><text:soft-page-break/><text:span text:style-name="T1">Item 1. <text:s/>Definição dos requisitos funcionais e de dados </text:span></text:p>
      <text:p text:style-name="P1">Principais dados são:</text:p>
      <text:p text:style-name="P1"/>
      <text:p text:style-name="P1">1. Dados dos hospitais:</text:p>
      <text:list xml:id="list549130752289157317" text:style-name="WWNum7">
        <text:list-item>
          <text:p text:style-name="P6">tipo: hospital geral, pronto-socorro, posto de saúde, ambulatório, clínica especializada, etc.</text:p>
        </text:list-item>
        <text:list-item>
          <text:p text:style-name="P6">tipo_edificação: monobloco, multibloco, horizontal, vertical, etc.</text:p>
        </text:list-item>
        <text:list-item>
          <text:p text:style-name="P6">regime_jurídico: particular ou público.</text:p>
        </text:list-item>
        <text:list-item>
          <text:p text:style-name="P6">se é geral ou especializado</text:p>
        </text:list-item>
        <text:list-item>
          <text:p text:style-name="P6">porte: pequeno, médio, grande.</text:p>
        </text:list-item>
        <text:list-item>
          <text:p text:style-name="P7">qualidade médico-hospitalar, valor de anuidade, especializações médicas</text:p>
        </text:list-item>
        <text:list-item>
          <text:p text:style-name="P7">horários de atendimento</text:p>
        </text:list-item>
        <text:list-item>
          <text:p text:style-name="P7">etc</text:p>
        </text:list-item>
      </text:list>
      <text:p text:style-name="P3"/>
      <text:p text:style-name="P3"><text:s/>2. Dados dos pacientes: </text:p>
      <text:list xml:id="list3203587983238501939" text:style-name="WWNum5">
        <text:list-item>
          <text:p text:style-name="P8">resultados e histórico de exames, </text:p>
        </text:list-item>
        <text:list-item>
          <text:p text:style-name="P8">consultas marcadas </text:p>
        </text:list-item>
        <text:list-item>
          <text:p text:style-name="P8">medicação usada sob receita, </text:p>
        </text:list-item>
        <text:list-item>
          <text:p text:style-name="P8">estatísticas dos dados da saúde dos pacientes</text:p>
        </text:list-item>
        <text:list-item>
          <text:p text:style-name="P8">etc</text:p>
        </text:list-item>
      </text:list>
      <text:p text:style-name="P3"/>
      <text:p text:style-name="P1">3. Dados de fármacos:</text:p>
      <text:list xml:id="list7579290910951471524" text:style-name="WWNum3">
        <text:list-item>
          <text:p text:style-name="P10"><text:soft-page-break/>nome</text:p>
        </text:list-item>
        <text:list-item>
          <text:p text:style-name="P10">preço</text:p>
        </text:list-item>
        <text:list-item>
          <text:p text:style-name="P10">fabricante</text:p>
        </text:list-item>
      </text:list>
      <text:p text:style-name="P1"/>
      <text:p text:style-name="P1">4. Dados de estoque de farmácias</text:p>
      <text:p text:style-name="P1">5. Dados de estoque de enfermarias</text:p>
      <text:p text:style-name="P1"/>
      <text:p text:style-name="P1">O sistema cadastrará várias bandeiras de hospitais, as quais poderão ter várias unidades geograficamente distribuídas pelo território nacional. </text:p>
      <text:p text:style-name="P1">O sistema também indicará aos pacientes as especializações médicas em cada uma das unidades, além das eventuais informações de interesse público, como endereço, horários de atendimento, etc. </text:p>
      <text:p text:style-name="P1">O sistema também oferecerá suporte a dados de medicamentos disponíveis em farmácias hospitalares e enfermarias, porém, cada tipo de usuário terá seus próprios níveis de permissão de acesso e suas próprias visões do BD. <text:s/></text:p>
      <text:p text:style-name="P1"/>
      <text:p text:style-name="P1">Farmacêuticos poderão manipular fármacos disponíveis apenas nas farmácias de sua unidade de atuação.</text:p>
      <text:p text:style-name="P1"/>
      <text:p text:style-name="P1">Enfermeiros poderão manipular fármacos disponíveis apenas no estoque de suas enfermarias de atuação e também podem solicitar novos medicamentos à farmácia da mesma unidade.</text:p>
      <text:p text:style-name="P1"/>
      <text:p text:style-name="P3">Pacientes também podem efetuar compra nas farmácias, mas não podem manipular nenhum dado de nenhuma farmácia ou enfermaria.</text:p>
      <text:p text:style-name="P3"/>
      <text:p text:style-name="P3">Pacientes terão acesso somente aos seus dados pessoais e de exames, porém médicos poderão ter acesso a dados de exames de qualquer um de seus pacientes.</text:p>
      <text:p text:style-name="P3"/>
      <text:p text:style-name="P3">Médicos poderão consultar remédios de enfermarias e farmácia de sua unidade, porém não poderão alterar nenhum dado.</text:p>
      <text:p text:style-name="P3"/>
      <text:p text:style-name="P3"><text:soft-page-break/><text:span text:style-name="T1">Quem interage com o BD</text:span></text:p>
      <text:p text:style-name="P3"/>
      <text:list xml:id="list2741556148245269361" text:style-name="WWNum8">
        <text:list-item>
          <text:p text:style-name="P9">pacientes de qualquer unidade cadastrada para acessar seus dados pessoais (exames, consultas, receitas ou estatísticas)</text:p>
        </text:list-item>
        <text:list-item>
          <text:p text:style-name="P9">médicos, para acessar dados de seus pacientes ou para consultar dados das farmácias hospitalares ou enfermarias</text:p>
        </text:list-item>
        <text:list-item>
          <text:p text:style-name="P9">farmacêuticos, para manipular dados das farmácias </text:p>
        </text:list-item>
        <text:list-item>
          <text:p text:style-name="P9">enfermeiros, para manipular dados do estoque de enfermarias</text:p>
        </text:list-item>
        <text:list-item>
          <text:p text:style-name="P9">pessoas em geral que desejam acessar dados das unidades de interesse público</text:p>
        </text:list-item>
      </text:list>
      <text:p text:style-name="P3"/>
      <text:p text:style-name="P3"/>
      <text:p text:style-name="P3"/>
      <text:p text:style-name="P3"/>
      <text:p text:style-name="P1"><text:span text:style-name="T1">Exemplos de consultas, modificação dos dados (para diferentes casos de uso, i.e. diferentes permissões)</text:span></text:p>
      <text:p text:style-name="P1"/>
      <text:list xml:id="list6015100504079784297" text:style-name="WWNum9">
        <text:list-item>
          <text:p text:style-name="P11">pacientes internados em estado grave na unidade X</text:p>
        </text:list-item>
        <text:list-item>
          <text:p text:style-name="P11">remédios disponíveis nas farmácias da unidade X ou Y</text:p>
        </text:list-item>
        <text:list-item>
          <text:p text:style-name="P11">remédios disponíveis nas enfermarias das unidades da cidade de São Paulo</text:p>
        </text:list-item>
        <text:list-item>
          <text:p text:style-name="P11">histórico anual de exames de sangue e de urina do paciente cujo nome é “João de Deus”</text:p>
        </text:list-item>
        <text:list-item>
          <text:p text:style-name="P11">solicitações pendentes de enfermarias às farmácias da unidade X</text:p>
        </text:list-item>
        <text:list-item>
          <text:p text:style-name="P11">valor total de medicamentos (em enfermarias + farmácias) de todas unidades cuja bandeira é X</text:p>
        </text:list-item>
      </text:list>
      <text:p text:style-name="P1"><text:s text:c="6"/></text:p>
      <text:p text:style-name="P1"><text:span text:style-name="T1">Item 2. <text:s/>Projeto conceitual do banco de dados relacional </text:span></text:p>
      <text:p text:style-name="P1"><text:soft-page-break/></text:p>
      <text:p text:style-name="P1">- vide diagrama EER disponibilizado no arquivo SingleHealth.eer</text:p>
      <text:p text:style-name="P1"><text:span text:style-name="T1"><text:s/></text:span></text:p>
      <text:p text:style-name="P2"><text:span text:style-name="T1">Item 3</text:span>. <text:span text:style-name="T1">Descrição do banco de dados NoSQL</text:span></text:p>
      <text:p text:style-name="P2"/>
      <text:p text:style-name="P2">Para o projeto, será utilizado o MongoDB, pois permite maior flexibilidade de representação de dados de exames dos pacientes e geração de suas estatísticas para melhor avaliação de sua saúde.<text:span text:style-name="T1"> </text:span></text:p>
      <text:p text:style-name="P2">Também será usado o MongoDB para manipular dados de:</text:p>
      <text:p text:style-name="P2"><text:s/></text:p>
      <text:list xml:id="list4006134883278755492" text:style-name="WWNum4">
        <text:list-item>
          <text:p text:style-name="P12">estoque de remédios das enfermarias</text:p>
        </text:list-item>
        <text:list-item>
          <text:p text:style-name="P12">saída de medicamentos das farmácias para enfermarias</text:p>
        </text:list-item>
        <text:list-item>
          <text:p text:style-name="P12">transações comerciais das farmácias, </text:p>
        </text:list-item>
      </text:list>
      <text:p text:style-name="P2"/>
      <text:p text:style-name="P2">Pois o modelo de agregados parece ser mais apropriado ou mais fácil para executar essas operações.</text:p>
      <text:p text:style-name="P1">Vide esquema NoSQL disponível no arquivo SingleHealthUML.xml . </text:p>
      <text:p text:style-name="P1">Para abrir o arquivo, é preciso entrar no site <text:a xlink:type="simple" xlink:href="https://www.draw.io/" text:style-name="Internet_20_link" text:visited-style-name="Visited_20_Internet_20_Link"><text:span text:style-name="T6">https://www.draw.io/</text:span></text:a> <text:s/>e fazer o upload do arquivo</text:p>
      <text:p text:style-name="P1">“via device”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5"><text:span text:style-name="T3">Referências utilizadas sobre classificação de hospitais e farmácias hospitalares:</text:span></text:p>
      <text:p text:style-name="P1"/>
      <text:list xml:id="list1369918662734282863" text:style-name="WWNum2">
        <text:list-item>
          <text:p text:style-name="P13"><text:a xlink:type="simple" xlink:href="http://pt.slideshare.net/TCC_FARMACIA_FEF/farmcia-hospitalar-a-importncia-da-farmcia-hospitalar-14168921" text:style-name="Internet_20_link" text:visited-style-name="Visited_20_Internet_20_Link"><text:span text:style-name="T6">http://pt.slideshare.net/TCC_FARMACIA_FEF/farmcia-hospitalar-a-importncia-da-farmcia-hospitalar-14168921</text:span></text:a></text:p>
        </text:list-item>
      </text:list>
      <text:p text:style-name="P1"/>
      <text:list xml:id="list211543880109543159" text:style-name="WWNum6">
        <text:list-item>
          <text:p text:style-name="P14"><text:a xlink:type="simple" xlink:href="http://docslide.com.br/documents/classificacao-dos-hospitais-e-caracteristicas-de-seus-servicos.html" text:style-name="Internet_20_link" text:visited-style-name="Visited_20_Internet_20_Link"><text:span text:style-name="T6">http://docslide.com.br/documents/classificacao-dos-hospitais-e-caracteristicas-de-seus-servicos.html</text:span>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75" meta:word-count="715" meta:character-count="4898" meta:non-whitespace-character-count="4241"/>
    <meta:generator>LibreOfficeDev/5.1.0.3$Linux_X86_64 LibreOffice_project/</meta:generator>
  </office:meta>
</office:document-meta>
</file>